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16377" table:default-cell-style-name="ce1"/>
        <table:table-row table:style-name="ro1">
          <table:table-cell/>
          <table:table-cell office:value-type="string" calcext:value-type="string">
            <text:p>attaque</text:p>
          </table:table-cell>
          <table:table-cell office:value-type="string" calcext:value-type="string">
            <text:p>résistance</text:p>
          </table:table-cell>
          <table:table-cell office:value-type="string" calcext:value-type="string">
            <text:p>armure</text:p>
          </table:table-cell>
          <table:table-cell office:value-type="string" calcext:value-type="string">
            <text:p>ar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asqu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rmure</text:p>
          </table:table-cell>
          <table:table-cell table:number-columns-repeated="5"/>
          <table:table-cell office:value-type="string" calcext:value-type="string">
            <text:p>total attaque :</text:p>
          </table:table-cell>
          <table:table-cell table:formula="of:=SUM([.B2:.B430]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inture</text:p>
          </table:table-cell>
          <table:table-cell table:number-columns-repeated="5"/>
          <table:table-cell office:value-type="string" calcext:value-type="string">
            <text:p>total résistance :</text:p>
          </table:table-cell>
          <table:table-cell table:formula="of:=SUM([.C2:.C480])"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ouclier</text:p>
          </table:table-cell>
          <table:table-cell table:number-columns-repeated="5"/>
          <table:table-cell office:value-type="string" calcext:value-type="string">
            <text:p>total armure :</text:p>
          </table:table-cell>
          <table:table-cell table:formula="of:=SUM([.D2:.D520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in 1</text:p>
          </table:table-cell>
          <table:table-cell table:number-columns-repeated="5"/>
          <table:table-cell office:value-type="string" calcext:value-type="string">
            <text:p>total tir :</text:p>
          </table:table-cell>
          <table:table-cell table:formula="of:=SUM([.E2:.E584]) + SUM([.B2:.B430]) - [.B7] -[.B8]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in 2</text:p>
          </table:table-cell>
          <table:table-cell table:number-columns-repeated="5"/>
          <table:table-cell office:value-type="string" calcext:value-type="string">
            <text:p>Mana (max 8)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racelet 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acelet <text:s/>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acelet <text:s/>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acelet <text:s/>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r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a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 table:number-rows-repeated="104853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1T22:29:51.802597069</meta:creation-date>
    <dc:date>2025-09-12T23:50:49.386799618</dc:date>
    <meta:editing-duration>PT12M49S</meta:editing-duration>
    <meta:editing-cycles>3</meta:editing-cycles>
    <meta:generator>LibreOffice/7.4.7.2$Linux_X86_64 LibreOffice_project/40$Build-2</meta:generator>
    <meta:document-statistic meta:table-count="1" meta:cell-count="60" meta:object-count="0"/>
  </office:meta>
</office:document-meta>
</file>